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47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33.58mm"/>
    </style:style>
    <style:style style:name="co15" style:family="table-column">
      <style:table-column-properties fo:break-before="auto" style:column-width="12.01mm"/>
    </style:style>
    <style:style style:name="co16" style:family="table-column">
      <style:table-column-properties fo:break-before="auto" style:column-width="16.79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7.94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611.42</text:p>
          </table:table-cell>
          <table:table-cell table:number-columns-repeated="2"/>
          <table:table-cell office:value-type="string" calcext:value-type="string">
            <text:p>3222.84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6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8" table:default-cell-style-name="ce11"/>
        <table:table-column table:style-name="co17" table:default-cell-style-name="ce11"/>
        <table:table-column table:style-name="co11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.00.0000</text:date>, <text:time style:data-style-name="N2" text:time-value="14:02:51.2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10T14:04:01.575000000</dc:date>
    <meta:editing-duration>P2DT19H4M53S</meta:editing-duration>
    <meta:editing-cycles>1040</meta:editing-cycles>
    <meta:document-statistic meta:table-count="2" meta:cell-count="4755" meta:object-count="0"/>
  </office:meta>
</office:document-meta>
</file>